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Con sus propias palabras, qué es un servicio web</text:p>
      <text:p text:style-name="P1"/>
      <text:p text:style-name="P1"/>
      <text:p text:style-name="P1"/>
      <text:p text:style-name="P1"/>
      <text:p text:style-name="P1">2 Con su propias palabras, qué es Spring y para que sirve</text:p>
      <text:p text:style-name="P1"/>
      <text:p text:style-name="P1"/>
      <text:p text:style-name="P1"/>
      <text:p text:style-name="P1">3 La versión más moderna de Spring que ha usado es</text:p>
      <text:p text:style-name="P1"/>
      <text:p text:style-name="P1"/>
      <text:p text:style-name="P1"/>
      <text:p text:style-name="P1">4 Enumere los módulos de Spring conoce</text:p>
      <text:p text:style-name="P1"/>
      <text:p text:style-name="P1"/>
      <text:p text:style-name="P1"/>
      <text:p text:style-name="P1">5 DIFERENCIAS ENTRE SERVICIOS SOAP y Rest</text:p>
      <text:p text:style-name="P1"/>
      <text:p text:style-name="P1"/>
      <text:p text:style-name="P1"/>
      <text:p text:style-name="P1">6 Qué partes destacadas componen un mensaje HTTP</text:p>
      <text:p text:style-name="P1"/>
      <text:p text:style-name="P1"/>
      <text:p text:style-name="P1"/>
      <text:p text:style-name="P1">7 Indique la principal diferencia entre MVC y REST</text:p>
      <text:p text:style-name="P1"/>
      <text:p text:style-name="P1"/>
      <text:p text:style-name="P1"/>
      <text:p text:style-name="P1">8 Qué diferencia hay entre Spring y Spring Boot</text:p>
      <text:p text:style-name="P1"/>
      <text:p text:style-name="P1"/>
      <text:p text:style-name="P1"/>
      <text:p text:style-name="P1">9 Qué es un Optional</text:p>
      <text:p text:style-name="P1"/>
      <text:p text:style-name="P1"/>
      <text:p text:style-name="P1"/>
      <text:p text:style-name="P1">10 Qué es una expresión lambda</text:p>
      <text:p text:style-name="P1"/>
      <text:p text:style-name="P1"/>
      <text:p text:style-name="P1"/>
      <text:p text:style-name="P1"/>
      <text:p text:style-name="P1">11 En una aplicación Spring, qué es un Component</text:p>
      <text:p text:style-name="P1"/>
      <text:p text:style-name="P1"/>
      <text:p text:style-name="P1"/>
      <text:p text:style-name="P1"/>
      <text:p text:style-name="P1">12 Ha trabajado alguna vez con Spring Clo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 Martínez</meta:initial-creator>
    <meta:creation-date>2023-03-27T18:11:54.42</meta:creation-date>
    <dc:date>2023-03-27T20:37:00.79</dc:date>
    <dc:creator>Val Martínez</dc:creator>
    <meta:editing-duration>PT2H25M6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12" meta:word-count="101" meta:character-count="522"/>
  </office:meta>
</office:document-meta>
</file>